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7FC5C7E2095466D37B.png" manifest:media-type="image/png"/>
  <manifest:file-entry manifest:full-path="Pictures/10000000000002D00000015B85AE8BC6701FAC90.png" manifest:media-type="image/png"/>
  <manifest:file-entry manifest:full-path="Pictures/10000000000002D0000001221D90FADD237F6667.png" manifest:media-type="image/png"/>
  <manifest:file-entry manifest:full-path="Pictures/10000000000002D00000011E89186B09ED0DC8AD.png" manifest:media-type="image/png"/>
  <manifest:file-entry manifest:full-path="Pictures/10000000000002D000000142E1A22CE5A4854553.png" manifest:media-type="image/png"/>
  <manifest:file-entry manifest:full-path="Pictures/10000000000002D000000176A5C79FDBB8F99580.png" manifest:media-type="image/png"/>
  <manifest:file-entry manifest:full-path="Pictures/10000000000002D0000001773EA679F64CCCF1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a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4" text:anchor-type="char" svg:width="17cm" svg:height="8.853cm" draw:z-index="3"><draw:image xlink:href="Pictures/10000000000002D0000001773EA679F64CCCF199.png" xlink:type="simple" xlink:show="embed" xlink:actuate="onLoad" draw:mime-type="image/png"/></draw:frame></text:p>
      <text:p text:style-name="Standard"/>
      <text:p text:style-name="Standard"><draw:frame draw:style-name="fr2" draw:name="Image5" text:anchor-type="char" svg:width="17cm" svg:height="7.602cm" draw:z-index="4"><draw:image xlink:href="Pictures/10000000000002D000000142E1A22CE5A4854553.png" xlink:type="simple" xlink:show="embed" xlink:actuate="onLoad" draw:mime-type="image/png"/></draw:frame></text:p>
      <text:p text:style-name="P1"><draw:frame draw:style-name="fr2" draw:name="Image6" text:anchor-type="char" svg:width="17cm" svg:height="6.752cm" draw:z-index="5"><draw:image xlink:href="Pictures/10000000000002D00000011E89186B09ED0DC8AD.png" xlink:type="simple" xlink:show="embed" xlink:actuate="onLoad" draw:mime-type="image/png"/></draw:frame></text:p>
      <text:p text:style-name="Standard"><draw:frame draw:style-name="fr1" draw:name="Image7" text:anchor-type="char" svg:x="-0.48cm" svg:y="0.06cm" svg:width="17cm" svg:height="6.846cm" draw:z-index="6"><draw:image xlink:href="Pictures/10000000000002D0000001221D90FADD237F666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cm" svg:y="-1.154cm" svg:width="17cm" svg:height="8.83cm" draw:z-index="0"><draw:image xlink:href="Pictures/10000000000002D000000176A5C79FDBB8F99580.png" xlink:type="simple" xlink:show="embed" xlink:actuate="onLoad" draw:mime-type="image/png"/></draw:frame><draw:frame draw:style-name="fr1" draw:name="Image2" text:anchor-type="char" svg:x="-0.129cm" svg:y="8.204cm" svg:width="17cm" svg:height="8.192cm" draw:z-index="1"><draw:image xlink:href="Pictures/10000000000002D00000015B85AE8BC6701FAC90.png" xlink:type="simple" xlink:show="embed" xlink:actuate="onLoad" draw:mime-type="image/png"/></draw:frame><draw:frame draw:style-name="fr1" draw:name="Image3" text:anchor-type="char" svg:x="0.099cm" svg:y="17.111cm" svg:width="17cm" svg:height="9.042cm" draw:z-index="2"><draw:image xlink:href="Pictures/10000000000002D00000017FC5C7E2095466D37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7:26:25.831614756</meta:creation-date>
    <dc:date>2025-06-25T17:32:03.963411558</dc:date>
    <meta:editing-duration>PT5M27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